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200000239717624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Keter YG" svg:font-family="'Keter YG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94cm"/>
    </style:style>
    <style:style style:name="gr4" style:family="graphic" style:parent-style-name="standard">
      <style:graphic-properties draw:stroke="none" svg:stroke-color="#000000" draw:fill="none" draw:fill-color="#ffffff" fo:min-height="4.3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color="#330000" style:font-name="Keter YG" fo:font-size="54pt" fo:font-style="normal" fo:font-weight="bold" style:font-size-asian="54pt" style:font-style-asian="normal" style:font-weight-asian="bold" style:font-name-complex="Keter YG" style:font-size-complex="54pt" style:font-style-complex="normal" style:font-weight-complex="bold"/>
    </style:style>
    <style:style style:name="P3" style:family="paragraph">
      <style:paragraph-properties fo:text-align="start" style:writing-mode="lr-tb"/>
      <style:text-properties fo:color="#772953" style:font-name="Keter YG" fo:font-size="72pt" fo:font-style="normal" fo:font-weight="bold" style:font-size-asian="72pt" style:font-style-asian="normal" style:font-weight-asian="bold" style:font-name-complex="Keter YG" style:font-size-complex="72pt" style:font-style-complex="normal" style:font-weight-complex="bold"/>
    </style:style>
    <style:style style:name="T1" style:family="text">
      <style:text-properties fo:color="#330000" style:font-name="Keter YG" fo:font-size="54pt" fo:font-style="normal" fo:font-weight="bold" style:font-size-asian="54pt" style:font-style-asian="normal" style:font-weight-asian="bold" style:font-name-complex="Keter YG" style:font-size-complex="54pt" style:font-style-complex="normal" style:font-weight-complex="bold"/>
    </style:style>
    <style:style style:name="T2" style:family="text">
      <style:text-properties fo:color="#772953" style:font-name="Keter YG" fo:font-size="72pt" fo:font-style="normal" fo:font-weight="normal" style:font-size-asian="72pt" style:font-style-asian="normal" style:font-weight-asian="normal" style:font-name-complex="Keter YG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5.178cm" draw:transform="skewX (0.00383972435438753) rotate (0.00383972435438752) translate (5.5cm 8.9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5.13cm" svg:height="5.68cm" svg:x="2.4cm" svg:y="8.4cm">
          <draw:image xlink:href="Pictures/10000201000002020000023971762430.png" xlink:type="simple" xlink:show="embed" xlink:actuate="onLoad">
            <text:p/>
          </draw:image>
        </draw:frame>
        <draw:frame draw:style-name="gr3" draw:text-style-name="P2" draw:layer="layout" svg:width="4.8cm" svg:height="3.19cm" svg:x="3.7cm" svg:y="9.7cm">
          <draw:text-box>
            <text:p text:style-name="P2"><text:span text:style-name="T1">be</text:span></text:p>
          </draw:text-box>
        </draw:frame>
        <draw:frame draw:style-name="gr4" draw:text-style-name="P3" draw:layer="layout" svg:width="13.6cm" svg:height="4.55cm" svg:x="6.7cm" svg:y="9.55cm">
          <draw:text-box>
            <text:p text:style-name="P3"><text:span text:style-name="T2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Keter YG" svg:font-family="'Keter YG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achlieli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lya </meta:initial-creator>
    <meta:creation-date>2016-02-19T18:22:23.220408779</meta:creation-date>
    <dc:date>2016-02-19T21:52:59.851048736</dc:date>
    <dc:creator>Ilya </dc:creator>
    <meta:editing-duration>PT2H59M54S</meta:editing-duration>
    <meta:editing-cycles>2</meta:editing-cycles>
    <meta:generator>LibreOffice/4.2.8.2$Linux_x86 LibreOffice_project/420m0$Build-2</meta:generator>
    <meta:document-statistic meta:object-count="4"/>
  </office:meta>
</office:document-meta>
</file>